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F000000DF3DB4669E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0">
            <text:p>0</text:p>
            <draw:frame table:end-cell-address="Sheet1.H22" table:end-x="0.0799in" table:end-y="0.0909in" draw:z-index="0" draw:style-name="gr1" draw:text-style-name="P1" svg:width="6.3028in" svg:height="3.5744in" svg:x="0in" svg:y="0in">
              <draw:object draw:notify-on-update-of-ranges="Sheet1.A1:Sheet1.A4 Sheet1.B1:Sheet1.B4 Sheet1.A5:Sheet1.A8 Sheet1.C5:Sheet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5">
            <text:p>5</text:p>
          </table:table-cell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2">
            <text:p>1.2</text:p>
          </table:table-cell>
          <table:table-cell table:style-name="Default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.3">
            <text:p>0.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office:value-type="float" office:value="-0.2">
            <text:p>-0.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Default"/>
          <table:table-cell office:value-type="float" office:value="-0.3">
            <text:p>-0.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2/12/2016</text:date>, <text:time>02:3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utac</meta:initial-creator>
    <meta:creation-date>2016-02-11T20:37:44</meta:creation-date>
    <dc:date>2016-02-12T02:37:56</dc:date>
    <dc:creator>Adam Butac</dc:creator>
    <meta:editing-duration>PT14M40S</meta:editing-duration>
    <meta:editing-cycles>2</meta:editing-cycles>
    <meta:generator>OpenOffice/4.1.2$Unix OpenOffice.org_project/412m3$Build-9782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regression-type="linear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7" style:family="chart">
      <style:graphic-properties svg:stroke-color="#0066cc"/>
    </style:style>
    <style:style style:name="ch8" style:family="chart" style:data-style-name="N0">
      <style:chart-properties chart:symbol-type="named-symbol" chart:symbol-name="circle" chart:symbol-width="0.25cm" chart:symbol-height="0.25cm" chart:regression-type="linear">
        <chart:symbol-image xlink:href="Pictures/2000000D000000DF000000DF3DB4669E.svm" xlink:type="simple" xlink:actuate="onLoad"/>
      </style:chart-properties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8cm" xlink:href=".." xlink:type="simple" chart:class="chart:scatter" chart:style-name="ch1">
        <chart:title svg:x="5.039cm" svg:y="0.317cm" chart:style-name="ch2">
          <text:p>Freezing Point of Pure Water</text:p>
        </chart:title>
        <chart:plot-area chart:style-name="ch3" table:cell-range-address="Sheet1.A1:Sheet1.B4 Sheet1.C5:Sheet1.C8" svg:x="0.149cm" svg:y="0.101cm" svg:width="15.328cm" svg:height="8.946cm">
          <chartooo:coordinate-region svg:x="0.709cm" svg:y="0.291cm" svg:width="14.663cm" svg:height="8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regression-curve chart:style-name="ch7">
              <chart:equation svg:x="1.146cm" svg:y="2.003cm"/>
            </chart:regression-curve>
            <chart:data-point chart:repeated="4"/>
          </chart:series>
          <chart:series chart:style-name="ch8" chart:values-cell-range-address="Sheet1.C5:Sheet1.C8" chart:class="chart:scatter">
            <chart:domain table:cell-range-address="Sheet1.A5:Sheet1.A8"/>
            <chart:regression-curve chart:style-name="ch7">
              <chart:equation svg:x="8.851cm" svg:y="6.581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</svg:desc>
                </draw:g>
              </table:table-cell>
              <table:table-cell office:value-type="float" office:value="5">
                <text:p>5</text:p>
                <draw:g>
                  <svg:desc>Sheet1.B1:Sheet1.B4</svg:desc>
                </draw:g>
              </table:table-cell>
              <table:table-cell office:value-type="float" office:value="4">
                <text:p>4</text:p>
                <draw:g>
                  <svg:desc>Sheet1.A5:Sheet1.A8</svg:desc>
                </draw:g>
              </table:table-cell>
              <table:table-cell office:value-type="float" office:value="0.2">
                <text:p>0.2</text:p>
                <draw:g>
                  <svg:desc>Sheet1.C5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6">
                <text:p>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  <table:table-cell office:value-type="float" office:value="-0.3">
                <text:p>-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